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0900000009316B616882BE1A6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-0.1256in" svg:y="0.148in" svg:width="3.9402in" svg:height="3.9402in" draw:z-index="0"><draw:image xlink:href="Pictures/100002010000000900000009316B616882BE1A67.png" xlink:type="simple" xlink:show="embed" xlink:actuate="onLoad" loext:mime-type="image/png"/></draw:frame><draw:frame draw:style-name="fr1" draw:name="Image2" text:anchor-type="char" svg:x="4.0957in" svg:y="0.1591in" svg:width="3.15in" svg:height="3.15in" draw:z-index="1"><draw:image xlink:href="Pictures/100002010000000900000009316B616882BE1A67.png" xlink:type="simple" xlink:show="embed" xlink:actuate="onLoad" loext:mime-type="image/png"/></draw:frame><draw:frame draw:style-name="fr1" draw:name="Image3" text:anchor-type="char" svg:x="-0.1717in" svg:y="4.7673in" svg:width="4.7201in" svg:height="4.7201in" draw:z-index="2"><draw:image xlink:href="Pictures/100002010000000900000009316B616882BE1A67.png" xlink:type="simple" xlink:show="embed" xlink:actuate="onLoad" loext:mime-type="image/png"/></draw:frame><draw:frame draw:style-name="fr1" draw:name="Image4" text:anchor-type="char" svg:x="4.8701in" svg:y="5.0154in" svg:width="2.3598in" svg:height="2.3598in" draw:z-index="3"><draw:image xlink:href="Pictures/100002010000000900000009316B616882BE1A6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6T15:45:59.037409587</meta:creation-date>
    <dc:date>2021-11-16T15:51:35.014777006</dc:date>
    <meta:editing-duration>PT5M37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